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8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</style:style>
    <style:style style:name="P9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fo:background-color="#ffff0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style:font-size-asian="14pt" style:font-size-complex="14pt" fo:background-color="#ffff00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color="#ff0000" fo:font-size="14pt" style:font-size-asian="14pt" style:font-size-complex="14pt"/>
    </style:style>
    <style:style style:name="T7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ПРОТОКОЛ ___</text:span></text:p>
      <text:p text:style-name="P1"><text:span text:style-name="T2">____________ 20___ г. </text:span></text:p>
      <text:p text:style-name="P4"/>
      <text:p text:style-name="P5"><text:span text:style-name="T2">о принятии диссертации (ФИО, тема, специальность) к предварительному рассмотрению в диссертационном совете ПДС ______ и назначении экспертной комиссии.</text:span></text:p>
      <text:p text:style-name="P2"/>
      <text:p text:style-name="P2"/>
      <text:p text:style-name="P3">ОСНОВАНИЕ:</text:p>
      <text:p text:style-name="P5"><text:span text:style-name="T3">- заявление </text:span><text:span text:style-name="T2">ФИО с просьбой <text:s/>о принятии диссертации к предварительному рассмотрению и дальнейшей защите;</text:span></text:p>
      <text:p text:style-name="P5"><text:span text:style-name="T2">- представленный соискателем ученой степени необходимый для прохождения процедуры защиты пакет документов.</text:span></text:p>
      <text:p text:style-name="P5"><text:span text:style-name="T2">- </text:span><text:span text:style-name="T4">рассылка диссертации членам диссертационного совета с почты Управления делами РУДН (дата рассылки)</text:span></text:p>
      <text:p text:style-name="Standard"><text:span text:style-name="T2">ПОСТАНОВИТЬ:</text:span></text:p>
      <text:p text:style-name="Standard"><text:span text:style-name="T2">- считать, что представленные соискателем документы по своему содержанию и оформлению соответствуют установленным требованиям;</text:span></text:p>
      <text:p text:style-name="P6"><text:span text:style-name="T2">- принять диссертацию к предварительному рассмотрению;</text:span></text:p>
      <text:p text:style-name="P6"><text:span text:style-name="T2">- назначить экспертную комиссию для рассмотрения диссертации в составе:</text:span></text:p>
      <text:p text:style-name="P6"><text:span text:style-name="T2"><text:tab/>председатель –</text:span></text:p>
      <text:p text:style-name="P6"><text:span text:style-name="T2"><text:tab/>члены комиссии: </text:span></text:p>
      <text:p text:style-name="P6"><text:span text:style-name="T2">(ФИО, ученая степень, ученое звание, должность, место работы);</text:span></text:p>
      <text:p text:style-name="P6"><text:span text:style-name="T2">- экспертной комиссии подготовить заключение о возможности или невозможности принятия рассмотренной диссертации к защите; </text:span></text:p>
      <text:p text:style-name="P6"><text:span text:style-name="T2">- назначить дату заседания диссертационного совета по приему рассмотренной диссертации к защите не позднее чем через четыре месяца со дня принятия ее к предварительному рассмотрению.</text:span><text:span text:style-name="T6"> <text:s/></text:span></text:p>
      <text:p text:style-name="P7"/>
      <text:p text:style-name="P7"/>
      <text:p text:style-name="P2"/>
      <text:p text:style-name="P5"><text:span text:style-name="T2">Председатель диссертационного совета <text:s text:c="43"/>ФИО</text:span></text:p>
      <text:p text:style-name="P9"><text:span text:style-name="T2">Ученый секретарь диссертационного совета<text:tab/> <text:s text:c="35"/>ФИО</text:span></text:p>
      <text:p text:style-name="P10"/>
      <text:p text:style-name="P9"><text:soft-page-break/><text:span text:style-name="T2">(видеосъемка не является обязательной, в случае если совет не собирался)</text:span></text:p>
      <text:p text:style-name="P11">Не позднее 3-х рабочих дней со дня принятия диссертации к предварительному рассмотрению, скан протокола (с подписями и печатью) должен быть направлен в ДАНК.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11-29T16:23:00</meta:creation-date>
    <dc:creator>m.anisenko</dc:creator>
    <dc:date>2025-03-25T13:36:00</dc:date>
    <meta:print-date>2017-12-14T20:26:00</meta:print-date>
    <meta:editing-cycles>20</meta:editing-cycles>
    <meta:editing-duration>PT2H3M</meta:editing-duration>
    <meta:document-statistic meta:table-count="0" meta:image-count="0" meta:object-count="0" meta:page-count="2" meta:paragraph-count="21" meta:word-count="185" meta:character-count="1560" meta:non-whitespace-character-count="1306"/>
    <meta:generator>LibreOffice/6.0.7.3$Linux_X86_64 LibreOffice_project/dc89aa7a9eabfd848af146d5086077aeed2ae4a5</meta:generator>
  </office:meta>
</office:document-meta>
</file>